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26"/>
        <table:table-column table:style-name="co4" table:default-cell-style-name="ce23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 table:style-name="ce23" office:value-type="string" calcext:value-type="string">
            <text:p>GIT</text:p>
          </table:table-cell>
          <table:table-cell office:value-type="string" calcext:value-type="string">
            <text:p>Testes de intrusão no documento</text:p>
          </table:table-cell>
        </table:table-row>
        <table:table-row table:style-name="ro1">
          <table:table-cell table:style-name="ce2" office:value-type="string" calcext:value-type="string">
            <text:p>DOCUMENTAÇÃO ARQUITETURA OFICIO 10775838</text:p>
          </table:table-cell>
          <table:table-cell table:style-name="ce2" office:value-type="string" calcext:value-type="string">
            <text:p>160 dias?</text:p>
          </table:table-cell>
          <table:table-cell table:style-name="ce4" office:value-type="string" calcext:value-type="string">
            <text:p>Ter 11/02/20</text:p>
          </table:table-cell>
          <table:table-cell/>
          <table:table-cell table:style-name="ce26"/>
        </table:table-row>
        <table:table-row table:style-name="ro1">
          <table:table-cell office:value-type="string" calcext:value-type="string">
            <text:p>   CONARE</text:p>
          </table:table-cell>
          <table:table-cell office:value-type="string" calcext:value-type="string">
            <text:p>5 dias?</text:p>
          </table:table-cell>
          <table:table-cell office:value-type="string" calcext:value-type="string">
            <text:p>Ter 11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IMAP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ORCRIM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2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2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DESARM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3/03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3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GESTÃO DE RISC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1/03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1/03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CLASSIND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4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DRCI-PUS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FORPDI</text:p>
          </table:table-cell>
          <table:table-cell table:number-columns-repeated="2"/>
          <table:table-cell table:style-name="ce27"/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E-CERTIDÃ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ESTRANGEIRO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MJ- ESTRANGEIRO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5/05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5/05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ão</text:p>
          </table:table-cell>
        </table:table-row>
        <table:table-row table:style-name="ro3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 table:style-name="ce28" office:value-type="string" calcext:value-type="string">
            <text:p>https://gitlab.mj.gov.br/cgsis/sindec</text:p>
          </table:table-cell>
          <table:table-cell/>
        </table:table-row>
        <table:table-row table:style-name="ro1">
          <table:table-cell table:style-name="ce12" office:value-type="string" calcext:value-type="string">
            <text:p>   PORTAL - MJ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   TESTE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 office:value-type="string" calcext:value-type="string">
            <text:p>http://git.mj.gov.br/STEFANINI/MJ-CGAE-SICAU-CGL-2017</text:p>
          </table:table-cell>
          <table:table-cell/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 office:value-type="string" calcext:value-type="string">
            <text:p>http://git.mj.gov.br/STEFANINI/MJ-CGMA-SICAU-ADMIN-2015</text:p>
          </table:table-cell>
          <table:table-cell/>
        </table:table-row>
        <table:table-row table:style-name="ro1">
          <table:table-cell table:style-name="ce2" office:value-type="string" calcext:value-type="string">
            <text:p>   SISCERTIDÕE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30/06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30/06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LEGI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7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7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RH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4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4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NESP INFORGGI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1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1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NESP JC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8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8/07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UNICGSI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4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4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SEG gestão segurança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1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1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stema de ligações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8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8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Portal defesa do consumidor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5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25/08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SID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1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1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MJDOC/SEI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8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08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PORTAL MIGRAÇÃO LABORAL</text:p>
          </table:table-cell>
          <table:table-cell table:style-name="ce2" office:value-type="string" calcext:value-type="string">
            <text:p>5 dias</text:p>
          </table:table-cell>
          <table:table-cell table:style-name="ce4" office:value-type="string" calcext:value-type="string">
            <text:p>Ter 15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TESTE</text:p>
          </table:table-cell>
          <table:table-cell table:style-name="ce2" office:value-type="string" calcext:value-type="string">
            <text:p>1 dia</text:p>
          </table:table-cell>
          <table:table-cell table:style-name="ce4" office:value-type="string" calcext:value-type="string">
            <text:p>Ter 15/09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   DRCI COOPERA - TRADUÇÃO DO FORMULÁRIO</text:p>
          </table:table-cell>
          <table:table-cell table:style-name="ce2" office:value-type="string" calcext:value-type="string">
            <text:p>3 dias</text:p>
          </table:table-cell>
          <table:table-cell table:style-name="ce4" office:value-type="string" calcext:value-type="string">
            <text:p>Seg 17/02/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5:27:11.571893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6-01T15:27:41.241175417</dc:date>
    <meta:editing-duration>P3DT17H23M7S</meta:editing-duration>
    <meta:editing-cycles>19</meta:editing-cycles>
    <meta:generator>LibreOffice/6.0.7.3$Linux_X86_64 LibreOffice_project/00m0$Build-3</meta:generator>
    <meta:document-statistic meta:table-count="1" meta:cell-count="229" meta:object-count="0"/>
  </office:meta>
</office:document-meta>
</file>